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b0a" officeooo:paragraph-rsid="00196b0a"/>
    </style:style>
    <style:style style:name="P2" style:family="paragraph" style:parent-style-name="Standard">
      <style:text-properties officeooo:rsid="001b1d86" officeooo:paragraph-rsid="001b1d86"/>
    </style:style>
    <style:style style:name="P3" style:family="paragraph" style:parent-style-name="Standard">
      <style:text-properties officeooo:rsid="001bfc5c" officeooo:paragraph-rsid="001bfc5c"/>
    </style:style>
    <style:style style:name="P4" style:family="paragraph" style:parent-style-name="Standard">
      <style:text-properties officeooo:rsid="001c3f0e" officeooo:paragraph-rsid="001c3f0e"/>
    </style:style>
    <style:style style:name="P5" style:family="paragraph" style:parent-style-name="Standard">
      <style:text-properties officeooo:rsid="001ca2f4" officeooo:paragraph-rsid="001ca2f4"/>
    </style:style>
    <style:style style:name="P6" style:family="paragraph" style:parent-style-name="Standard">
      <style:text-properties officeooo:rsid="001d03f5" officeooo:paragraph-rsid="001d03f5"/>
    </style:style>
    <style:style style:name="P7" style:family="paragraph" style:parent-style-name="Standard">
      <style:text-properties officeooo:rsid="001e819e" officeooo:paragraph-rsid="001e819e"/>
    </style:style>
    <style:style style:name="P8" style:family="paragraph" style:parent-style-name="Standard">
      <style:text-properties officeooo:rsid="00200fdf" officeooo:paragraph-rsid="00200fdf"/>
    </style:style>
    <style:style style:name="P9" style:family="paragraph" style:parent-style-name="Standard">
      <style:text-properties officeooo:rsid="002105b8" officeooo:paragraph-rsid="002105b8"/>
    </style:style>
    <style:style style:name="P10" style:family="paragraph" style:parent-style-name="Standard">
      <style:text-properties officeooo:rsid="0022606e" officeooo:paragraph-rsid="0022606e"/>
    </style:style>
    <style:style style:name="P11" style:family="paragraph" style:parent-style-name="Standard">
      <style:text-properties officeooo:rsid="00239e61" officeooo:paragraph-rsid="00239e61"/>
    </style:style>
    <style:style style:name="P12" style:family="paragraph" style:parent-style-name="Standard">
      <style:text-properties officeooo:rsid="00249dab" officeooo:paragraph-rsid="00249dab"/>
    </style:style>
    <style:style style:name="P13" style:family="paragraph" style:parent-style-name="Standard">
      <style:text-properties officeooo:rsid="00256ee1" officeooo:paragraph-rsid="00256ee1"/>
    </style:style>
    <style:style style:name="P14" style:family="paragraph" style:parent-style-name="Standard">
      <style:text-properties officeooo:rsid="00264c2a" officeooo:paragraph-rsid="00264c2a"/>
    </style:style>
    <style:style style:name="P15" style:family="paragraph" style:parent-style-name="Standard">
      <style:text-properties officeooo:rsid="00281baa" officeooo:paragraph-rsid="00281baa"/>
    </style:style>
    <style:style style:name="P16" style:family="paragraph" style:parent-style-name="Standard">
      <style:text-properties officeooo:rsid="002a0765" officeooo:paragraph-rsid="002a0765"/>
    </style:style>
    <style:style style:name="P17" style:family="paragraph" style:parent-style-name="Standard">
      <style:text-properties officeooo:rsid="002c395c" officeooo:paragraph-rsid="002c395c"/>
    </style:style>
    <style:style style:name="T1" style:family="text">
      <style:text-properties officeooo:rsid="002260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cardiocirculatori</text:p>
      <text:p text:style-name="P1"/>
      <text:p text:style-name="P2">Líquid corporal </text:p>
      <text:p text:style-name="P2">Líquid extracel·lular: 18-19L </text:p>
      <text:p text:style-name="P2">11L intersticial</text:p>
      <text:p text:style-name="P2">4,5L sang </text:p>
      <text:p text:style-name="P2">3L limfa</text:p>
      <text:p text:style-name="P2">Líquid intracel·lular: 28L</text:p>
      <text:p text:style-name="P2"/>
      <text:p text:style-name="P3">Sistema vascular </text:p>
      <text:p text:style-name="P3"/>
      <text:p text:style-name="P3">Transport de sang i limfa </text:p>
      <text:p text:style-name="P3">Sistema vascular </text:p>
      <text:p text:style-name="P3">Vasos </text:p>
      <text:p text:style-name="P3">Cor (vas modificat) </text:p>
      <text:p text:style-name="P3"/>
      <text:p text:style-name="P3">Funció del sistema: fer arribar la sang des del cor a tots els teixits on es produeix intercanvi gasos i nutriets, i es porten residus al cor </text:p>
      <text:p text:style-name="P3"/>
      <text:p text:style-name="P3">Volum de la sang</text:p>
      <text:p text:style-name="P3">- 65% venes</text:p>
      <text:p text:style-name="P3">- 20% cor i pulmons</text:p>
      <text:p text:style-name="P3">- 10% artèries</text:p>
      <text:p text:style-name="P3">- 5% capil·lars</text:p>
      <text:p text:style-name="P3"/>
      <text:p text:style-name="P3"/>
      <text:p text:style-name="P3">Sistema vascular sanguini (tancat) </text:p>
      <text:p text:style-name="P3">- Dos compartiments units pel cor (intersecció) </text:p>
      <text:p text:style-name="P3">Circulació pulmonar (menor) oxigena la sang</text:p>
      <text:p text:style-name="P3">Circulació sistèmica (major) </text:p>
      <text:p text:style-name="P3">Transport de la sang </text:p>
      <text:p text:style-name="P3"/>
      <text:p text:style-name="P3">Sistema vascular limfàtic (obert) </text:p>
      <text:p text:style-name="P3">Drenatge, capta líquid intersticial </text:p>
      <text:p text:style-name="P3">Capta excés de líquid intersticial (drenatge) </text:p>
      <text:p text:style-name="P3">Conducció cap al sistema venós</text:p>
      <text:p text:style-name="P3">Transport de la limfa </text:p>
      <text:p text:style-name="P3"/>
      <text:p text:style-name="P3"/>
      <text:p text:style-name="P4">Organització</text:p>
      <text:p text:style-name="P4">- Cor, artèries, venes, capil·lars, vasos limfàtics</text:p>
      <text:p text:style-name="P4"/>
      <text:p text:style-name="P4"/>
      <text:p text:style-name="P4">Aparell circulatori </text:p>
      <text:p text:style-name="P4">- Sistema de vasos sanguinis: cor, artèries, arterioles, capil·lars, vènules, venes</text:p>
      <text:p text:style-name="P4">- Sistema de vasos limfàtics: capil·lars limfàtics, vasos limfàtocs</text:p>
      <text:p text:style-name="P4"/>
      <text:p text:style-name="P4">Diferències:</text:p>
      <text:p text:style-name="P4">- Tipus de vasos</text:p>
      <text:p text:style-name="P4">- Sistema sanguini és tancat: surt bombejada del cor i passa per tot el recorregut per tornar al cor</text:p>
      <text:p text:style-name="P4"><text:soft-page-break/>- Circulació limfàtica és oberta: s’origina als capilars on els vasos limfàtics absorbeixen líquid intersticials en excés i passen per ganglis limfàtics que filtren la limfa (defensa) i desemboquen a les venes. </text:p>
      <text:p text:style-name="P4"/>
      <text:p text:style-name="P4">Sistema vascular: components tenen estructura en capes. <text:line-break/>Vasos tenen diferents capes (depenen del tipus de vas) </text:p>
      <text:p text:style-name="P4">La primera capa sempre és un epiteli simple de cèl·lules endotelials (endoteli) </text:p>
      <text:p text:style-name="P4"><text:tab/>Unides fortament a través d’unions estretes, formant una barrera impermeable.</text:p>
      <text:p text:style-name="P4"><text:tab/>Forma una barrera en principi impermeable que permet que la sang llisqui</text:p>
      <text:p text:style-name="P4"/>
      <text:p text:style-name="P4">També trobem fibres de col·làgen i fibres elàstiques. </text:p>
      <text:p text:style-name="P4">Trobem cèl·lules / fibres musculars</text:p>
      <text:p text:style-name="P4"/>
      <text:p text:style-name="P4"/>
      <text:p text:style-name="P4">Estructura en capes: la majoria tenen les tres </text:p>
      <text:p text:style-name="P4">1- capa íntima: en contacte amb la sang. Permet circulació sang i intercanvi entre sang i teixits</text:p>
      <text:p text:style-name="P4">2- capa mitja: funció mecànica, regula flux sanguini, és la més variable entre vasos</text:p>
      <text:p text:style-name="P4">3- capa adventícia. Relaciona amb entorn exterior, protegeix vas, pot irrigar al vas i inervar-lo. </text:p>
      <text:p text:style-name="P4"/>
      <text:p text:style-name="P4">Elements generals de les capes: </text:p>
      <text:p text:style-name="P4">Íntima: primera capa de cèl·lules endotelials, fibres de col·lagen i elàstiques</text:p>
      <text:p text:style-name="P4">Mitja: cèl·lules musculars en orientació circular, fibres de col·làgen i elàstiques</text:p>
      <text:p text:style-name="P4">Adventícia: col·lagen, elàstiques, de vegades musculars, nervis, i “vasa vasorum”</text:p>
      <text:p text:style-name="P4">* existeixen adaptacions específiques en diferents tipus de vasos. </text:p>
      <text:p text:style-name="P4"/>
      <text:p text:style-name="P4">Tipus de vasos sanguinis</text:p>
      <text:p text:style-name="P4">- Arterials: artèries elàstiques, musculars, arterioles </text:p>
      <text:p text:style-name="P4">- Capil·lars</text:p>
      <text:p text:style-name="P4">- Venosos: vènules, venes petites i mitjanes, venes de gran calibre. </text:p>
      <text:p text:style-name="P4"/>
      <text:p text:style-name="P5">Artèries vs venes: </text:p>
      <text:p text:style-name="P5"/>
      <text:p text:style-name="P5">Diàmetre de la llum del vas respecte gruix paret és major respecte venes. Venes tenen tub més gran que paret. Les venes es poden deformar més. </text:p>
      <text:p text:style-name="P5">A més, la capa més important en artèries és la capa mitjana (i per tant la més gruixuda) </text:p>
      <text:p text:style-name="P5">En venes és la adventícia.</text:p>
      <text:p text:style-name="P5"/>
      <text:p text:style-name="P5">Tipus d’artèries: </text:p>
      <text:p text:style-name="P5">Elàstiques: més grans, conducció de sang, primeres branques</text:p>
      <text:p text:style-name="P5">Musculars: distribució sang a diferents territoris, llum petita, paret gran, diferents mesures</text:p>
      <text:p text:style-name="P5">Arterioles: petites, connecten sistemes amb capil·lars. Part final: metaarteriola</text:p>
      <text:p text:style-name="P5"/>
      <text:p text:style-name="P5">Artèries elàstiques</text:p>
      <text:p text:style-name="P5">- De conducció</text:p>
      <text:p text:style-name="P5">- Gran calibre</text:p>
      <text:p text:style-name="P5">- Reben impacte del cor -&gt; gran capacitat de dilatació</text:p>
      <text:p text:style-name="P5">- Moltes fibres elàstiques que formen làmines elàstiques per recuperar. </text:p>
      <text:p text:style-name="P6">Capes</text:p>
      <text:p text:style-name="P6">- Íntima: capa endotelial, subendoteli gruix (fibres de col·làgen, elàstiques). Cossos Weibel-Palade (grànuls amb factor de Von Willeberg a la membrana plasmàtica de cèl·lules endotelials. VW rellevant per coagulació) </text:p>
      <text:p text:style-name="P6">- Mitja: fibres musculars circulars, i de col·lagen. Moltes làmines elàstiques (50 aorta toràcica) </text:p>
      <text:p text:style-name="P6"><text:soft-page-break/>- Adventícia: fibres col·lagen i elàstiques, vasa vasorum (petits vasos que irriguen vas), nervis. Relativament prima. </text:p>
      <text:p text:style-name="P6"/>
      <text:p text:style-name="P7">Artèries musculars</text:p>
      <text:p text:style-name="P7">- De distribució </text:p>
      <text:p text:style-name="P7">- Calibre variable</text:p>
      <text:p text:style-name="P7">- Paret més gruixuda que llum</text:p>
      <text:p text:style-name="P7">- Regulació activa flux (moltes fibres elàstiques) </text:p>
      <text:p text:style-name="P7">- Artèries petites i mitjanes</text:p>
      <text:p text:style-name="P7"/>
      <text:p text:style-name="P7">Capes</text:p>
      <text:p text:style-name="P7">- íntima: capa endotelial, subendoteli gruix, làmina elàstica interna gruixuda. cossos WP</text:p>
      <text:p text:style-name="P7">- Mitja: fibres musculars circulars, fibre colagen, moltes capes musculars (de 4 a 40). Làmina elàstica externa prima </text:p>
      <text:p text:style-name="P7">- Adventícia: fibres col·lagen i elàstiques, “vasa vasorum”, nervis. </text:p>
      <text:p text:style-name="P7"/>
      <text:p text:style-name="P8">Vasa vasorum mai arriba a la capa íntima. Cèl·lules internes absorbeixen per difusió. La resta es nodreixen per la vasa vasorum a elements cel·lulars de les capes que no arriba (més o menys la meitat</text:p>
      <text:p text:style-name="P8"/>
      <text:p text:style-name="P8">Arterioles</text:p>
      <text:p text:style-name="P8">- Més petites</text:p>
      <text:p text:style-name="P8">- Just abans capil·lars: meta-arterioles</text:p>
      <text:p text:style-name="P8">- Regulen flux perifèric cap a la xarxa capil·lar</text:p>
      <text:p text:style-name="P8">- Gruix paret similar a llum</text:p>
      <text:p text:style-name="P8">- Vasoconstricció i vasodilatació selectiva per distribuir sang.</text:p>
      <text:p text:style-name="P8"/>
      <text:p text:style-name="P8">Capes</text:p>
      <text:p text:style-name="P8">- ÍNtima: capa endotelial, subendoteli molt prim. Làmina elàstica en les més grans</text:p>
      <text:p text:style-name="P8">- Mitja: fibres musculars, circulars formant 2-3 com a màxim (més distants 1) </text:p>
      <text:p text:style-name="P8">Meta-arterioles: 1 capa muscular discontinua (esfínter precapil·lar)</text:p>
      <text:p text:style-name="P8">- Adventícies: prima amb fibres col·làgen i elàstiquues </text:p>
      <text:p text:style-name="P8"/>
      <text:p text:style-name="P9">Capil·lars: elements passius, no inervats, diàmetre petit</text:p>
      <text:p text:style-name="P9">- Part funcional: 600m² d’intercanvi (més superfície, menys volum, sang circula en fila india) </text:p>
      <text:p text:style-name="P9">Vesícules pinocitosi per intercanvi</text:p>
      <text:p text:style-name="P9">Microcirculació: arterioles-capil·lars-vénules</text:p>
      <text:p text:style-name="P9"/>
      <text:p text:style-name="P9">Característiques diferencials</text:p>
      <text:p text:style-name="P9">- Cèl·lules endotelials molt primes, no tenen capes</text:p>
      <text:p text:style-name="P9">- Capa pericitis (regeneradors i contràctils) </text:p>
      <text:p text:style-name="P9">- Làmina basal fusionada (endotelial-pericit) (la lamina basal de les dues estan fusionades) </text:p>
      <text:p text:style-name="P9">- Capil·lar més prim: 1 cèl·lula endotelial que forma el gruix del vas</text:p>
      <text:p text:style-name="P9"/>
      <text:p text:style-name="P9">Tipus. </text:p>
      <text:p text:style-name="P9">- Continus: impermeables</text:p>
      <text:p text:style-name="P9">- Fenestrat: permeable</text:p>
      <text:p text:style-name="P9">- Sinusoidal: permeable</text:p>
      <text:p text:style-name="P9"/>
      <text:p text:style-name="P9">Diferències en membrana basal i plasmàtica</text:p>
      <text:p text:style-name="P9"/>
      <text:p text:style-name="P9"/>
      <text:p text:style-name="P9"><text:soft-page-break/>Continu: làmina basal contínua. No porus ni forats. Membrana plasmàtica no té porus.</text:p>
      <text:p text:style-name="P9"><text:tab/>Fa intercanvi amb vesícules de pinocitosi (expulsen amb endocitosi/exocitosi) </text:p>
      <text:p text:style-name="P9">Fenestral: làmina basal contínua, membrana plasmàtica amb porus semitancats per diagfragma (que també té forats). També té pinocitosi</text:p>
      <text:p text:style-name="P9">Sinusoidal: làmina basal discontinua, mambrana plasmàtica amb grans porus sense diafragma, grans espais intercel·lulars, no vesícules pinocitosi. </text:p>
      <text:p text:style-name="P9"/>
      <text:p text:style-name="P9">Tipus de xarxes capil·lars</text:p>
      <text:p text:style-name="P9">Arterioro-venulars-: connecten branques arteriolars amb venulars, frequents</text:p>
      <text:p text:style-name="P9">Arterioro-arteriorals: connecten branques arteriolars amb arteriolars (glandula renal) </text:p>
      <text:p text:style-name="P9">Venulo-venular: no cal ni que ho mencioni</text:p>
      <text:p text:style-name="P9"/>
      <text:p text:style-name="P9">Control del flux capil·lar</text:p>
      <text:p text:style-name="P9">Esfínters precapil·lars (meta-aterioles) </text:p>
      <text:p text:style-name="P9">COnductes de pas lliure (pas pel plexe capil·lar sense esfínters) </text:p>
      <text:p text:style-name="P9">Anastomosi arterio-venoses (sense pas pel plexe capil·lar) </text:p>
      <text:p text:style-name="P9">Xarxes capil·lars interarteriolars</text:p>
      <text:p text:style-name="P9">Xarxes capil·lars intervenulars </text:p>
      <text:p text:style-name="P9"/>
      <text:p text:style-name="P9">Esfínters precapil·lars i conducte de pas lliure</text:p>
      <text:p text:style-name="P9">- Si esfinters oberts, sang circula per tot el plexe i surt pel sistema venes</text:p>
      <text:p text:style-name="P9">- Si tancat, només pot circular pel canal de pas lliure, un sol canal on no hi ha esfinters</text:p>
      <text:p text:style-name="P9"/>
      <text:p text:style-name="P9">Anastomosi arterio-venosa. </text:p>
      <text:p text:style-name="P9">- Estructures regulen temperaturen corporal i son abundants en mucoses i pell extremitats. Si fa fred eviten plex capilar, disminueix superfícide de circulació i perdem menys temperatura.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line-break/><text:line-break/><text:span text:style-name="T1">Venes.</text:span></text:p>
      <text:p text:style-name="P10">Menys gruix de paret</text:p>
      <text:p text:style-name="P10">més connectiu</text:p>
      <text:p text:style-name="P10">menys elastina </text:p>
      <text:p text:style-name="P10">pocs WP </text:p>
      <text:p text:style-name="P10"><text:line-break/>Venes: venules: Connecten amb els capil·lars, molt primes, comença retorn venos</text:p>
      <text:p text:style-name="P10">Estructura en 3 capes molt primes: íntima (cèl·ls endoltelials), mitja (cels musculars), adventícia. Gairebé impossible de distingir </text:p>
      <text:p text:style-name="P10"/>
      <text:p text:style-name="P10">Vènula tendeix a no conservar forma <text:tab/></text:p>
      <text:p text:style-name="P10"/>
      <text:p text:style-name="P10">Venes petites i mitjanes </text:p>
      <text:p text:style-name="P10">Íntima: prima, endoteli i poc subendoteli</text:p>
      <text:p text:style-name="P10">Mitja: prima amb múscul circular</text:p>
      <text:p text:style-name="P10">Adventícia: no molt rodona. </text:p>
      <text:p text:style-name="P10"/>
      <text:p text:style-name="P10">Vena gran<text:line-break/>- Íntima: capa endotelial, subendoteli amb fibres col·làgens, elàstiques. Làmina elàstica interna.</text:p>
      <text:p text:style-name="P10">- Mitja. Més prima que en artèries, circular muscle, no lamina elàstica externo</text:p>
      <text:p text:style-name="P10">Adventícia: capa més gruixuda, feixos de muscul longitudinal. Fibres col·lagen i elàstiques, vasa vasorum, nervis. <text:line-break/></text:p>
      <text:p text:style-name="P11">Vàlvules venoses: </text:p>
      <text:p text:style-name="P11">Bàsicament a venes mitjanes d’extremitats inferiors</text:p>
      <text:p text:style-name="P11">- Impedeixen reflux de la sang</text:p>
      <text:p text:style-name="P11">- Replecs de la capa íntima</text:p>
      <text:p text:style-name="P11">- Endoteli i connectiu més dens </text:p>
      <text:p text:style-name="P11">- Forma de mitjalluna</text:p>
      <text:p text:style-name="P11"/>
      <text:p text:style-name="P12">Vasos limfàtics: drenen excés líquid intersticial (limfa) </text:p>
      <text:p text:style-name="P12">Origen a capil·lars amb fons de sac</text:p>
      <text:p text:style-name="P12">Calibre gran irregular</text:p>
      <text:p text:style-name="P12">Filaments de lligadura (capilars) </text:p>
      <text:p text:style-name="P12">Vàlvules frequents</text:p>
      <text:p text:style-name="P12">No cossos de Weibel-Palade</text:p>
      <text:p text:style-name="P12">No innervació</text:p>
      <text:p text:style-name="P12">Transport lent fins sistema venós</text:p>
      <text:p text:style-name="P12"/>
      <text:p text:style-name="P12">Vasos limfàtics: </text:p>
      <text:p text:style-name="P12">- Capil·lars limfàtics: drenatge. Endoteli prim, espais intercel·lulars. l.basal discontinua. Filaments de lligadura</text:p>
      <text:p text:style-name="P12">- Sins limfàtics: filtrat de la limfa. Dins dels ganglis. Endoteli prim, llum molt gran/irregular</text:p>
      <text:p text:style-name="P12">- Vasos limfàtics petits, mitjans, grans: conducció. Similars a venes petites (llum gran, paret prima). </text:p>
      <text:p text:style-name="P12">Moltes vàlvules</text:p>
      <text:p text:style-name="P12">- Conductes o troncs limfàtics: conducció. Similars a venes mitjanes. </text:p>
      <text:p text:style-name="P12"/>
      <text:p text:style-name="P12"/>
      <text:p text:style-name="P12"/>
      <text:p text:style-name="P12"/>
      <text:p text:style-name="P13"><text:soft-page-break/>UNió endotelial dèbil. Filaments de lligadura cordes ancorades matriu. Si hi ha molt líquid s’infla, lligadura es tensa, s’obren espais endotelials i líquid entre dins el vas</text:p>
      <text:p text:style-name="P13"/>
      <text:p text:style-name="P13">Circula dins del capilar limfatic a traves dels vasos limfatics petits mitjans grans fins als conductes limfatics. </text:p>
      <text:p text:style-name="P13"/>
      <text:p text:style-name="P13"/>
      <text:p text:style-name="P14">Cor: origen embriològic: vas modificat</text:p>
      <text:p text:style-name="P14">Endocardi (=íntima vasos): capa endotelial + subendoteli</text:p>
      <text:p text:style-name="P14">Miocardi (= mitja vasos): múscul cardíac estriat. Més important i més modificada</text:p>
      <text:p text:style-name="P14">Epicardi o pericardi visceral (=adventicia vasos). Teixit connectiu + mesoteli</text:p>
      <text:p text:style-name="P14"/>
      <text:p text:style-name="P14">Endocardi</text:p>
      <text:p text:style-name="P14">- Endoteli: capa cèl·lules endotelials</text:p>
      <text:p text:style-name="P14">- Subendoteli: </text:p>
      <text:p text:style-name="P14"><text:tab/>- Capa de connectiu lax</text:p>
      <text:p text:style-name="P14"><text:tab/>- Algunes zones es transfomren en connectiu dens: “esquelet connectiu”</text:p>
      <text:p text:style-name="P14"/>
      <text:p text:style-name="P14">Esquelet cardíac connectiu</text:p>
      <text:p text:style-name="P14">- Deriva del subendoteli </text:p>
      <text:p text:style-name="P14">Revestit per cels endotelials </text:p>
      <text:p text:style-name="P14">Connectiu dens </text:p>
      <text:p text:style-name="P14"/>
      <text:p text:style-name="P14">Funcions: ancoratge musculatura auricular i ventricular, barrera separació, consistència al cor</text:p>
      <text:p text:style-name="P14"/>
      <text:p text:style-name="P15">Format per: vàlvules i valves, anell fibros, cordes tendinoses, septe membranós (punta blanca al septe interventeicular) </text:p>
      <text:p text:style-name="P15"/>
      <text:p text:style-name="P15"/>
      <text:p text:style-name="P15">Miocardi</text:p>
      <text:p text:style-name="P15">- Múscul cardíac</text:p>
      <text:p text:style-name="P15">Forma gruix paret cor </text:p>
      <text:p text:style-name="P15">Molt irrigat per extensa xarxa de capil·lars</text:p>
      <text:p text:style-name="P15">Cèl·lules musculars estriades contràctils</text:p>
      <text:p text:style-name="P15">Fibres miocardíaques de treball (Es contrauen) </text:p>
      <text:p text:style-name="P15">Fibres cardíaques del sistema de conducció (generen impuls elèctric)</text:p>
      <text:p text:style-name="P15"/>
      <text:p text:style-name="P16"/>
      <text:p text:style-name="P16">Múscul cardíac de treball</text:p>
      <text:p text:style-name="P16">Cardiomiocitos: fibres cardíaques auriculars i ventriculars</text:p>
      <text:p text:style-name="P16">Múscul estriat (sarcòmers)</text:p>
      <text:p text:style-name="P16">Discs intercalars (unions intercel·lulars) </text:p>
      <text:p text:style-name="P16">Ramificació “fibres en pantaló” (si seguim una es divideix en dos) </text:p>
      <text:p text:style-name="P16"/>
      <text:p text:style-name="P16">Un o dos nuclis centrals</text:p>
      <text:p text:style-name="P16">Contracció involuntària, rítmica, espontània </text:p>
      <text:p text:style-name="P16">Molts mitocondris</text:p>
      <text:p text:style-name="P16">No regenera </text:p>
      <text:p text:style-name="P16"/>
      <text:p text:style-name="P16"/>
      <text:p text:style-name="P16"/>
      <text:p text:style-name="P16"/>
      <text:p text:style-name="P16"><text:soft-page-break/>Sistema de conducció</text:p>
      <text:p text:style-name="P16">Fibres miocárdiques del sistema de conducció </text:p>
      <text:p text:style-name="P16">Generen impuls elèctriquen i les transporten a les fibres miocàrdiques de treball</text:p>
      <text:p text:style-name="P16">Autònom i independent del SN, a 70 RPM. SN modifica aquesta freq. Basal</text:p>
      <text:p text:style-name="P16"/>
      <text:p text:style-name="P16">Nodo sinuauricular genera impuls electric fins al nodo auriculoventricular, feix de hiss, branques esquerra i dreta, purkinje que es ramifica. Lol lmao loijawdijadjaiosjdojasdjoajsdoiajsdjoaijsdoiajsdoijaosidjoaisdjoaijsdojasdoijadsoijasdijas</text:p>
      <text:p text:style-name="P16"/>
      <text:p text:style-name="P16"/>
      <text:p text:style-name="P16"/>
      <text:p text:style-name="P16">Fibres de conducció</text:p>
      <text:p text:style-name="P16">- Híbdires musculars i neurones</text:p>
      <text:p text:style-name="P16">- No es contrauen molt</text:p>
      <text:p text:style-name="P16">- No miofibrilles</text:p>
      <text:p text:style-name="P16">- No discs intercal·Lars</text:p>
      <text:p text:style-name="P16">- Generen i condueixen impuls</text:p>
      <text:p text:style-name="P16"/>
      <text:p text:style-name="P16">Tipus </text:p>
      <text:p text:style-name="P16">Dels nodos petites</text:p>
      <text:p text:style-name="P16">La resta fibres de purkinje hiss branques fibres de purkinje grans </text:p>
      <text:p text:style-name="P16"/>
      <text:p text:style-name="P17">Epicardi (pericardi visceral) </text:p>
      <text:p text:style-name="P17">Capa més externa</text:p>
      <text:p text:style-name="P17">Connectiu dens - depen del contingut adipos que tinguem (puto gordo) </text:p>
      <text:p text:style-name="P17">Presència d’àrees lexes i teixit adipós</text:p>
      <text:p text:style-name="P17">Epiteli simple pla (mesoteli) a l’exterior</text:p>
      <text:p text:style-name="P17">Vasos coronaris (irrigació mitocondrial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1:01:33.391383256</meta:creation-date>
    <dc:date>2025-01-10T12:44:45.349437166</dc:date>
    <meta:editing-duration>PT1H19M30S</meta:editing-duration>
    <meta:editing-cycles>18</meta:editing-cycles>
    <meta:generator>LibreOffice/24.2.7.2$Linux_X86_64 LibreOffice_project/420$Build-2</meta:generator>
    <meta:document-statistic meta:table-count="0" meta:image-count="0" meta:object-count="0" meta:page-count="7" meta:paragraph-count="216" meta:word-count="1581" meta:character-count="10973" meta:non-whitespace-character-count="9511"/>
  </office:meta>
</office:document-meta>
</file>